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5126in"/>
    </style:style>
    <style:style style:name="co6" style:family="table-column">
      <style:table-column-properties fo:break-before="auto" style:column-width="2.4882in"/>
    </style:style>
    <style:style style:name="co8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0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4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5" style:family="table-cell" style:parent-style-name="Default" style:data-style-name="N75">
      <style:text-properties style:font-name="Microsoft YaHei" style:font-name-asian="Microsoft YaHei"/>
    </style:style>
    <style:style style:name="ce16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1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8" style:family="table-cell" style:parent-style-name="Default" style:data-style-name="N75"/>
    <style:style style:name="ce19" style:family="table-cell" style:parent-style-name="Default">
      <style:text-properties style:font-name="Microsoft YaHei" style:font-name-asian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2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23" style:family="table-cell" style:parent-style-name="Default">
      <style:table-cell-properties fo:background-color="#eeeeee"/>
      <style:text-properties style:font-name="Microsoft YaHei" fo:font-weight="bold" style:font-weight-asian="bold" style:font-weight-complex="bold"/>
    </style:style>
    <style:style style:name="ce24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  <style:style style:name="T3" style:family="text">
      <style:text-properties style:font-name="Microsoft YaHei"/>
    </style:style>
    <style:style style:name="T4" style:family="text">
      <style:text-properties style:font-name="Microsoft YaHei" style:font-name-asian="Microsoft YaHei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18" table:default-cell-style-name="Default"/>
        <table:table-row table:style-name="ro1">
          <table:table-cell table:style-name="ce13" office:value-type="string" table:number-columns-spanned="4" table:number-rows-spanned="1">
            <text:p>Xiaobei</text:p>
          </table:table-cell>
          <table:covered-table-cell table:number-columns-repeated="3" table:style-name="ce19"/>
          <table:table-cell table:number-columns-repeated="1020"/>
        </table:table-row>
        <table:table-row table:style-name="ro3">
          <table:table-cell table:style-name="ce13" office:value-type="string">
            <text:p>Date</text:p>
          </table:table-cell>
          <table:table-cell table:style-name="ce20" office:value-type="string">
            <text:p>Math-人教版</text:p>
          </table:table-cell>
          <table:table-cell table:style-name="ce20" office:value-type="string">
            <text:p>English-外研版</text:p>
          </table:table-cell>
          <table:table-cell table:style-name="ce20" office:value-type="string">
            <text:p>Physics-人教版</text:p>
          </table:table-cell>
          <table:table-cell table:style-name="ce5" table:number-columns-repeated="1019"/>
          <table:table-cell/>
        </table:table-row>
        <table:table-row table:style-name="ro1">
          <table:table-cell table:style-name="ce14"/>
          <table:table-cell table:style-name="ce21" table:number-columns-repeated="3"/>
          <table:table-cell table:style-name="ce5"/>
          <table:table-cell/>
          <table:table-cell table:style-name="ce5" table:number-columns-repeated="1017"/>
          <table:table-cell/>
        </table:table-row>
        <table:table-row table:style-name="ro3">
          <table:table-cell table:style-name="ce15" office:value-type="date" office:date-value="2025-11-22">
            <text:p>Nov 22, 2025</text:p>
          </table:table-cell>
          <table:table-cell table:style-name="ce19" office:value-type="string">
            <text:p><text:a xlink:href="../../../math/grade-8-上/8年级上期中人教版数学考试-小北/1.jpg">8-上-期中数学考试题-1</text:a></text:p>
          </table:table-cell>
          <table:table-cell table:style-name="ce19" office:value-type="string">
            <text:p><text:a xlink:href="../../../english/grade-8-上/8年级%20外妍版英语%20-上%20-unit-4-words.odp">8-unit-4-words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2.jpg">8-上-期中数学考试题-2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3.jpg">8-上-期中数学考试题-3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1-29">
            <text:p>Nov 29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8年级上英语阅读理解-1.odt">8-上-完型填空-1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06">
            <text:p>Dec 6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13">
            <text:p>Dec 13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8上-英语-外研版-小北-words.pdf">8-上-英语-外研版-单词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1">
            <text:p>Dec 21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7">
            <text:p>Dec 27, 2025</text:p>
          </table:table-cell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3">
          <table:table-cell table:style-name="ce17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24" office:value-type="string">
            <text:p>8-上-unit-5</text:p>
          </table:table-cell>
          <table:table-cell table:style-name="ce24" office:value-type="string">
            <text:p>8-上-unit-6-密度</text:p>
          </table:table-cell>
          <table:table-cell table:number-columns-repeated="1020"/>
        </table:table-row>
        <table:table-row table:style-name="ro3">
          <table:table-cell table:style-name="ce15" office:value-type="date" office:date-value="2026-01-02">
            <text:p>Jan 2, 2026</text:p>
          </table:table-cell>
          <table:table-cell table:style-name="ce19" office:value-type="string">
            <text:p><text:a xlink:href="../schedule.ods#中考">北京中考科目与分值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6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24" office:value-type="string">
            <text:p>8-上-unit-5-学期完</text:p>
          </table:table-cell>
          <table:table-cell table:style-name="ce24" office:value-type="string">
            <text:p>8-上-unit-6-质量与密度-学期完</text:p>
          </table:table-cell>
          <table:table-cell table:number-columns-repeated="1020"/>
        </table:table-row>
        <table:table-row table:style-name="ro3">
          <table:table-cell table:style-name="ce15" office:value-type="date" office:date-value="2026-01-10">
            <text:p>Jan 10, 2026</text:p>
          </table:table-cell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office:value-type="string">
            <text:p><text:a xlink:href="../../../english/grade-8-上/8-上-期末英语考试题-2024-2025学年北京房山区/">8年级上期末英语考试题北京房山区</text:a></text:p>
          </table:table-cell>
          <table:table-cell table:style-name="ce19" office:value-type="string">
            <text:p><text:a xlink:href="../../../physics/grade-8-上/8年级人教版物理上册-unit-5-透镜及其应用.ppt">8-上-unit-5-透镜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table:number-columns-repeated="2"/>
          <table:table-cell table:style-name="ce19" office:value-type="string">
            <text:p><text:a xlink:href="../../../physics/grade-8-上/8年级人教版物理上册-unit-6-质量与密度.ppt">8-上-unit-6-质量与密度</text:a></text:p>
          </table:table-cell>
          <table:table-cell table:number-columns-repeated="1020"/>
        </table:table-row>
        <table:table-row table:style-name="ro1" table:number-rows-repeated="3">
          <table:table-cell table:style-name="ce15"/>
          <table:table-cell table:style-name="ce19" table:number-columns-repeated="3"/>
          <table:table-cell table:number-columns-repeated="1020"/>
        </table:table-row>
        <table:table-row table:style-name="ro4">
          <table:table-cell table:style-name="ce15"/>
          <table:table-cell table:style-name="ce19" office:value-type="string">
            <text:p>Jan. 14-16 <text:s text:c="2"/>期末考试</text:p>
          </table:table-cell>
          <table:table-cell table:style-name="ce19" table:number-columns-repeated="1022"/>
        </table:table-row>
        <table:table-row table:style-name="ro4">
          <table:table-cell table:style-name="ce15"/>
          <table:table-cell table:style-name="ce19" office:value-type="string">
            <text:p>Jan. 19-23 <text:s text:c="2"/>回老家</text:p>
          </table:table-cell>
          <table:table-cell table:style-name="ce19" table:number-columns-repeated="1022"/>
        </table:table-row>
        <table:table-row table:style-name="ro4">
          <table:table-cell table:style-name="ce15"/>
          <table:table-cell table:style-name="ce19" office:value-type="string">
            <text:p>Jan. 26 <text:s text:c="7"/>以后在郑州</text:p>
          </table:table-cell>
          <table:table-cell table:style-name="ce19" table:number-columns-repeated="1022"/>
        </table:table-row>
        <table:table-row table:style-name="ro4">
          <table:table-cell table:style-name="ce15"/>
          <table:table-cell table:style-name="ce19" office:value-type="string">
            <text:p><text:span text:style-name="T3">Feb. 17 <text:s text:c="7"/></text:span><text:span text:style-name="T4">回老家</text:span><text:span text:style-name="T3">3</text:span><text:span text:style-name="T4">天</text:span></text:p>
          </table:table-cell>
          <table:table-cell table:style-name="ce19" table:number-columns-repeated="1022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8" office:value-type="string">
            <text:p>科目</text:p>
          </table:table-cell>
          <table:table-cell table:style-name="ce8" office:value-type="string">
            <text:p>内容</text:p>
          </table:table-cell>
          <table:table-cell table:style-name="ce8" office:value-type="string">
            <text:p>分值</text:p>
          </table:table-cell>
        </table:table-row>
        <table:table-row table:style-name="ro1">
          <table:table-cell table:style-name="ce9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10" office:value-type="string">
            <text:p>数学</text:p>
          </table:table-cell>
          <table:table-cell table:style-name="ce7"/>
          <table:table-cell table:style-name="ce7" office:value-type="float" office:value="100">
            <text:p>100</text:p>
          </table:table-cell>
        </table:table-row>
        <table:table-row table:style-name="ro1">
          <table:table-cell table:style-name="ce9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7" office:value-type="string">
            <text:p>道德与法治</text:p>
          </table:table-cell>
          <table:table-cell table:style-name="ce7" office:value-type="string">
            <text:p>笔试70， 综 合10</text:p>
          </table:table-cell>
          <table:table-cell table:style-name="ce7" office:value-type="float" office:value="80">
            <text:p>80</text:p>
          </table:table-cell>
        </table:table-row>
        <table:table-row table:style-name="ro1">
          <table:table-cell table:style-name="ce11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7" office:value-type="string">
            <text:p>体育与健康</text:p>
          </table:table-cell>
          <table:table-cell table:style-name="ce7" office:value-type="string">
            <text:p>现场30， 过 程2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2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Sheet5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6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1">01/11/2026</text:date>, <text:time>17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3M32S</meta:editing-duration>
    <meta:editing-cycles>50</meta:editing-cycles>
    <meta:generator>OpenOffice/4.1.15$Win32 OpenOffice.org_project/4115m2$Build-9813</meta:generator>
    <dc:date>2026-01-11T17:28:52.87</dc:date>
    <dc:creator>Eric Zhang</dc:creator>
    <meta:document-statistic meta:table-count="6" meta:cell-count="74" meta:object-count="0"/>
    <meta:user-defined meta:name="Info 1"/>
    <meta:user-defined meta:name="Info 2"/>
    <meta:user-defined meta:name="Info 3"/>
    <meta:user-defined meta:name="Info 4"/>
  </office:meta>
</office:document-meta>
</file>